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19515*"/>
    </style:style>
    <style:style style:name="Table1.B" style:family="table-column">
      <style:table-column-properties style:column-width="4.8181in" style:rel-column-width="33464*"/>
    </style:style>
    <style:style style:name="Table1.C" style:family="table-column">
      <style:table-column-properties style:column-width="0.2465in" style:rel-column-width="1712*"/>
    </style:style>
    <style:style style:name="Table1.D" style:family="table-column">
      <style:table-column-properties style:column-width="1.5611in" style:rel-column-width="10844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2.8097in" style:rel-column-width="19515*"/>
    </style:style>
    <style:style style:name="Table3.B" style:family="table-column">
      <style:table-column-properties style:column-width="4.8181in" style:rel-column-width="33464*"/>
    </style:style>
    <style:style style:name="Table3.C" style:family="table-column">
      <style:table-column-properties style:column-width="0.2465in" style:rel-column-width="1712*"/>
    </style:style>
    <style:style style:name="Table3.D" style:family="table-column">
      <style:table-column-properties style:column-width="1.5611in" style:rel-column-width="10844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52979*"/>
    </style:style>
    <style:style style:name="Table4.B" style:family="table-column">
      <style:table-column-properties style:column-width="0.2465in" style:rel-column-width="1712*"/>
    </style:style>
    <style:style style:name="Table4.C" style:family="table-column">
      <style:table-column-properties style:column-width="1.5611in" style:rel-column-width="10844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52979*"/>
    </style:style>
    <style:style style:name="Table5.B" style:family="table-column">
      <style:table-column-properties style:column-width="0.2465in" style:rel-column-width="1712*"/>
    </style:style>
    <style:style style:name="Table5.C" style:family="table-column">
      <style:table-column-properties style:column-width="1.5611in" style:rel-column-width="10844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2.8097in" style:rel-column-width="19515*"/>
    </style:style>
    <style:style style:name="Table7.B" style:family="table-column">
      <style:table-column-properties style:column-width="4.8181in" style:rel-column-width="33464*"/>
    </style:style>
    <style:style style:name="Table7.C" style:family="table-column">
      <style:table-column-properties style:column-width="0.2465in" style:rel-column-width="1712*"/>
    </style:style>
    <style:style style:name="Table7.D" style:family="table-column">
      <style:table-column-properties style:column-width="1.5611in" style:rel-column-width="10844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52979*"/>
    </style:style>
    <style:style style:name="Table6.B" style:family="table-column">
      <style:table-column-properties style:column-width="0.2465in" style:rel-column-width="1712*"/>
    </style:style>
    <style:style style:name="Table6.C" style:family="table-column">
      <style:table-column-properties style:column-width="1.5611in" style:rel-column-width="10844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fo:break-before="page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5" style:family="paragraph" style:parent-style-name="Standard">
      <style:text-properties officeooo:paragraph-rsid="000437c6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13f129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0pt" officeooo:rsid="0016d9a2" officeooo:paragraph-rsid="0016d9a2" style:font-size-asian="10pt" style:font-name-complex="Hebrew Paleo Gezer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10pt" officeooo:rsid="0019419e" officeooo:paragraph-rsid="0019419e" style:font-size-asian="10pt" style:font-name-complex="Hebrew Paleo Gezer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Open Sans" fo:font-size="10pt" officeooo:rsid="001a6e18" officeooo:paragraph-rsid="001a6e18" style:font-size-asian="10pt" style:font-name-complex="Hebrew Paleo Gezer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Paleo Qumran" style:font-size-complex="12pt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22bc2" style:font-size-asian="14pt" style:font-style-asian="normal" style:font-name-complex="Rubik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fo:font-weight="bold" officeooo:rsid="003df3dc" officeooo:paragraph-rsid="000437c6" style:font-size-asian="14pt" style:font-style-asian="normal" style:font-weight-asian="bold" style:font-name-complex="Refoyl" style:font-size-complex="14pt" style:language-complex="he" style:country-complex="IL" style:font-style-complex="normal" style:font-weight-complex="bold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Katon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Gadol" style:font-size-complex="14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a6e18" style:font-size-asian="14pt" style:font-name-complex="Lulav CLM" style:font-size-complex="14pt" style:language-complex="he" style:country-complex="IL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Cryptic A - Haifa Uni" style:font-size-complex="12pt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7" style:font-size-complex="12pt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8" style:font-size-complex="12pt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Untitled2" style:font-size-complex="12pt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dfb41" style:font-size-asian="24pt" style:font-style-asian="normal" style:font-name-complex="Amatica SC" style:font-size-complex="24pt" style:language-complex="he" style:country-complex="IL" style:font-style-complex="normal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Dragon" style:font-size-complex="24pt" style:language-complex="he" style:country-complex="IL" style:font-style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achlaot" style:font-size-complex="24pt" style:language-complex="he" style:country-complex="I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Comix No2 CLM" style:font-size-complex="18pt" style:language-complex="he" style:country-complex="IL" style:font-style-complex="normal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Typeface" style:font-size-complex="18pt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4Q416" style:font-size-complex="18pt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Hebrew Paleo Gezer" fo:font-size="10pt" officeooo:rsid="003df3dc" officeooo:paragraph-rsid="0016d9a2" style:font-size-asian="10pt" style:font-name-complex="TwoQ5" style:font-size-complex="10pt"/>
    </style:style>
    <style:style style:name="P104" style:family="paragraph" style:parent-style-name="Standard">
      <style:paragraph-properties fo:text-align="end" style:justify-single-word="false" style:writing-mode="rl-tb"/>
      <style:text-properties style:font-name="Hebrew Paleo Gezer" fo:font-size="20pt" fo:font-style="normal" officeooo:rsid="003df3dc" officeooo:paragraph-rsid="0019419e" style:font-size-asian="20pt" style:font-style-asian="normal" style:font-name-complex="Solitreo" style:font-size-complex="20pt" style:language-complex="he" style:country-complex="IL" style:font-style-complex="normal"/>
    </style:style>
    <style:style style:name="P10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106" style:family="paragraph" style:parent-style-name="Standard">
      <style:paragraph-properties fo:text-align="end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107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108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10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b0389" style:font-size-asian="14pt" style:font-style-asian="normal" style:font-name-complex="E_Yehoash_Esther" style:font-size-complex="14pt" style:language-complex="he" style:country-complex="IL" style:font-style-complex="normal"/>
    </style:style>
    <style:style style:name="P110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T1" style:family="text">
      <style:text-properties fo:font-style="normal" officeooo:rsid="003df3dc" style:font-style-asian="normal" style:font-style-complex="normal"/>
    </style:style>
    <style:style style:name="T2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3" style:family="text">
      <style:text-properties officeooo:rsid="003df3dc"/>
    </style:style>
    <style:style style:name="T4" style:family="text">
      <style:text-properties style:font-name-complex="Hebrew SoferStam Ashkenaz" style:language-complex="he" style:country-complex="IL"/>
    </style:style>
    <style:style style:name="T5" style:family="text">
      <style:text-properties style:font-name-complex="Journal CLM" style:language-complex="he" style:country-complex="IL"/>
    </style:style>
    <style:style style:name="T6" style:family="text">
      <style:text-properties officeooo:rsid="00017e83" fo:background-color="transparent" loext:char-shading-value="0"/>
    </style:style>
    <style:style style:name="T7" style:family="text">
      <style:text-properties officeooo:rsid="001bff44" fo:background-color="transparent" loext:char-shading-value="0"/>
    </style:style>
    <style:style style:name="T8" style:family="text">
      <style:text-properties officeooo:rsid="000437c6" fo:background-color="transparent" loext:char-shading-value="0"/>
    </style:style>
    <style:style style:name="T9" style:family="text">
      <style:text-properties officeooo:rsid="001ecdc3"/>
    </style:style>
    <style:style style:name="T10" style:family="text">
      <style:text-properties style:font-name-complex="Hebrew Paleo Qumran"/>
    </style:style>
    <style:style style:name="T11" style:family="text">
      <style:text-properties officeooo:rsid="00054c21" style:font-name-complex="Hebrew Paleo Qumran"/>
    </style:style>
    <style:style style:name="T12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3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4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15" style:family="text">
      <style:text-properties officeooo:rsid="0007de4e"/>
    </style:style>
    <style:style style:name="T16" style:family="text">
      <style:text-properties officeooo:rsid="00126f85"/>
    </style:style>
    <style:style style:name="T17" style:family="text">
      <style:text-properties officeooo:rsid="0013f129"/>
    </style:style>
    <style:style style:name="T18" style:family="text">
      <style:text-properties officeooo:rsid="00090610" style:font-name-complex="Keter Aram Tsova" style:language-complex="he" style:country-complex="IL"/>
    </style:style>
    <style:style style:name="T19" style:family="text">
      <style:text-properties officeooo:rsid="00126f85" style:font-name-complex="Keter Aram Tsova" style:language-complex="he" style:country-complex="IL"/>
    </style:style>
    <style:style style:name="T20" style:family="text">
      <style:text-properties officeooo:rsid="0013f129" style:font-name-complex="Keter Aram Tsova" style:language-complex="he" style:country-complex="IL"/>
    </style:style>
    <style:style style:name="T21" style:family="text">
      <style:text-properties officeooo:rsid="00090610"/>
    </style:style>
    <style:style style:name="T22" style:family="text">
      <style:text-properties fo:font-size="18pt" fo:font-style="normal" officeooo:rsid="003df3dc" style:font-size-asian="18pt" style:font-style-asian="normal" style:font-name-complex="Journal CLM" style:font-size-complex="18pt" style:language-complex="he" style:country-complex="IL" style:font-style-complex="normal"/>
    </style:style>
    <style:style style:name="T23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24" style:family="text">
      <style:text-properties officeooo:rsid="001596bc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1748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<text:span text:style-name="T7">Fonts </text:span><text:span text:style-name="T6">not</text:span><text:span text:style-name="T7"> supporting </text:span><text:span text:style-name="T6">Hebrew Diacritic positioning, </text:span><text:span text:style-name="T8">continued</text:span><text:span text:style-name="T7"> (</text:span><text:span text:style-name="T6">default </text:span><text:span text:style-name="T7">14pt)</text:span></text:p>
          </table:table-cell>
          <table:table-cell table:style-name="Table1.B1" office:value-type="string">
            <text:p text:style-name="P41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7">Drugulin CLM </text:p>
            <text:p text:style-name="P10">(Italic, 16pt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Drugulin CLM 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Linux Biolinum/Libertine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FreeSerif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7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21">Lulav CLM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66">דג סקרן שט בים מאוכזב ולפתע מצא חברה</text:p>
          </table:table-cell>
          <table:table-cell table:style-name="Table3.B1" office:value-type="string">
            <text:p text:style-name="P1"/>
          </table:table-cell>
          <table:table-cell table:style-name="Table3.D1" office:value-type="string">
            <text:p text:style-name="P14">Carmela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5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3">Carmelit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6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3">Felix007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2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6">FreeSans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7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4">OSP_Le-Patin-Helvete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9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5">Mplus 1p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50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6">Rubik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3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1">Pfennig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7"><text:span text:style-name="T1">דג סקרן שט בים מאוכזב ולפתע מצא חברה</text:span> 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6">Hillel CLM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8"><text:span text:style-name="T1">דג סקרן שט בים מאוכזב ולפתע מצא חברה</text:span> </text:p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2">Aharoni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4"><text:span text:style-name="T1">דג סקרן שט בים מאוכזב ולפתע מצא חברה</text:span> 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6">Miriam Mono CLM</text:p>
          </table:table-cell>
        </table:table-row>
        <table:table-row table:style-name="Table4.1">
          <table:table-cell table:style-name="Table4.A2" office:value-type="string">
            <text:p text:style-name="P65">דג סקרן שט בים מאוכזב ולפתע מצא חברה</text:p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6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2">דג סקרן שט בים מאוכזב ולפתע מצא חברה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6">Tnua Libre</text:p>
          </table:table-cell>
        </table:table-row>
        <table:table-row table:style-name="Table5.1">
          <table:table-cell table:style-name="Table5.A2" office:value-type="string">
            <text:p text:style-name="P5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ladia CLM</text:p>
          </table:table-cell>
        </table:table-row>
        <table:table-row table:style-name="Table5.1">
          <table:table-cell table:style-name="Table5.A2" office:value-type="string">
            <text:p text:style-name="P105"><text:span text:style-name="T12">דג סקרן שט בים מאוכזב ולפתע מצא חברה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5">Noot</text:p>
          </table:table-cell>
        </table:table-row>
        <table:table-row table:style-name="Table5.1">
          <table:table-cell table:style-name="Table5.A2" office:value-type="string">
            <text:p text:style-name="P51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Migdal HaEmeq</text:p>
          </table:table-cell>
        </table:table-row>
        <table:table-row table:style-name="Table5.1">
          <table:table-cell table:style-name="Table5.A2" office:value-type="string">
            <text:p text:style-name="P48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4">Looks Like S'pht</text:p>
          </table:table-cell>
        </table:table-row>
        <table:table-row table:style-name="Table5.1">
          <table:table-cell table:style-name="Table5.A2" office:value-type="string">
            <text:p text:style-name="P4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2">Stop Motion</text:p>
          </table:table-cell>
        </table:table-row>
        <table:table-row table:style-name="Table5.1">
          <table:table-cell table:style-name="Table5.A2" office:value-type="string">
            <text:p text:style-name="P5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Retro Perspective</text:p>
          </table:table-cell>
        </table:table-row>
        <table:table-row table:style-name="Table5.1">
          <table:table-cell table:style-name="Table5.A2" office:value-type="string">
            <text:p text:style-name="P5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7">Trashim CLM</text:p>
          </table:table-cell>
        </table:table-row>
        <table:table-row table:style-name="Table5.1">
          <table:table-cell table:style-name="Table5.A2" office:value-type="string">
            <text:p text:style-name="P69"><text:span text:style-name="T2">דג סקרן שט בים מאוכזב ולפתע מצא חברה</text:span><text:span text:style-name="T4"> 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Ozrad CLM</text:p>
          </table:table-cell>
        </table:table-row>
        <table:table-row table:style-name="Table5.1">
          <table:table-cell table:style-name="Table5.A2" office:value-type="string">
            <text:p text:style-name="P56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8">Fredoka One</text:p>
          </table:table-cell>
        </table:table-row>
        <table:table-row table:style-name="Table5.1">
          <table:table-cell table:style-name="Table5.A2" office:value-type="string">
            <text:p text:style-name="P57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an CLM</text:p>
          </table:table-cell>
        </table:table-row>
        <text:soft-page-break/>
        <table:table-row table:style-name="Table5.1">
          <table:table-cell table:style-name="Table5.A2" office:value-type="string">
            <text:p text:style-name="P95">דג סקרן שט בים מאוכזב ולפתע מצא חברה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2">Horev CLM <text:span text:style-name="T3">(24pt)</text:span></text:p>
          </table:table-cell>
        </table:table-row>
        <table:table-row table:style-name="Table5.1">
          <table:table-cell table:style-name="Table5.A2" office:value-type="string">
            <text:p text:style-name="P70"><text:span text:style-name="T23">דג סקרן שט בים מאוכזב ולפתע מצא חברה</text:span> 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Ellinia CLM <text:span text:style-name="T24">(18 pt)</text:span></text:p>
          </table:table-cell>
        </table:table-row>
        <table:table-row table:style-name="Table5.1">
          <table:table-cell table:style-name="Table5.A2" office:value-type="string">
            <text:p text:style-name="P9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Asakim <text:span text:style-name="T24">(18 pt)</text:span></text:p>
          </table:table-cell>
        </table:table-row>
        <table:table-row table:style-name="Table5.1">
          <table:table-cell table:style-name="Table5.A2" office:value-type="string">
            <text:p text:style-name="P9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Nehama <text:span text:style-name="T24">(24 pt)</text:span></text:p>
          </table:table-cell>
        </table:table-row>
        <table:table-row table:style-name="Table5.1">
          <table:table-cell table:style-name="Table5.A2" office:value-type="string">
            <text:p text:style-name="P9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Paskol <text:span text:style-name="T24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00">דג סקרן שט בים מאוכזב ולפתע מצא חברה</text:p>
          </table:table-cell>
          <table:covered-table-cell/>
          <table:table-cell table:style-name="Table7.C1" office:value-type="string">
            <text:p text:style-name="P1"/>
          </table:table-cell>
          <table:table-cell table:style-name="Table7.D1" office:value-type="string">
            <text:p text:style-name="P6">Comix No2 CLM <text:span text:style-name="T17">(18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96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Dragon <text:span text:style-name="T3">(24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71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Miri</text:p>
          </table:table-cell>
        </table:table-row>
        <table:table-row table:style-name="Table7.1">
          <table:table-cell table:style-name="Table7.A2" table:number-columns-spanned="2" office:value-type="string">
            <text:p text:style-name="P58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Yehuda CLM</text:p>
          </table:table-cell>
        </table:table-row>
        <table:table-row table:style-name="Table7.1">
          <table:table-cell table:style-name="Table7.A2" table:number-columns-spanned="2" office:value-type="string">
            <text:p text:style-name="P105"><text:span text:style-name="T14">דג סקרן שט בים מאוכזב ולפתע מצא חברה</text:span> </text:p>
          </table:table-cell>
          <table:covered-table-cell/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5">Ptil <text:span text:style-name="T15">Wide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98">דג סקרן שט בים מאוכזב ולפתע מצא חברה</text:p>
          </table:table-cell>
          <table:covered-table-cell/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7">ShArpie <text:span text:style-name="T21"><text:s/>(18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69"><text:span text:style-name="T22">דג סקרן שט בים מאוכזב ולפתע מצא חברה</text:span><text:span text:style-name="T5"> </text:span>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7">Journal CLM<text:span text:style-name="T18"> </text:span><text:span text:style-name="T19">(</text:span><text:span text:style-name="T20">18</text:span><text:span text:style-name="T19"> pt)</text:span></text:p>
          </table:table-cell>
        </table:table-row>
        <table:table-row table:style-name="Table7.1">
          <table:table-cell table:style-name="Table7.A2" office:value-type="string">
            <text:p text:style-name="P4"/>
          </table:table-cell>
          <table:table-cell table:style-name="Table7.C2" office:value-type="string">
            <text:p text:style-name="P106"><text:span text:style-name="T13">דג סקרן שט בים מאוכזב ולפתע מצא חברה</text:span> 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5">Ptil Narrow <text:span text:style-name="T16">(24 pt)</text:span></text:p>
          </table:table-cell>
        </table:table-row>
        <table:table-row table:style-name="Table7.1">
          <table:table-cell table:style-name="Table7.A2" office:value-type="string">
            <text:p text:style-name="P4"/>
          </table:table-cell>
          <table:table-cell table:style-name="Table7.C2" office:value-type="string">
            <text:p text:style-name="P92">דג סקרן שט בים מאוכזב ולפתע מצא חברה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6">Amatica SC <text:span text:style-name="T16">(24 pt)</text:span></text:p>
          </table:table-cell>
        </table:table-row>
        <table:table-row table:style-name="Table7.1">
          <table:table-cell table:style-name="Table7.A2" office:value-type="string">
            <text:p text:style-name="P4"/>
          </table:table-cell>
          <table:table-cell table:style-name="Table7.C2" office:value-type="string">
            <text:p text:style-name="P109">דג סקרן שט בים מאוכזב ולפתע מצא חברה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6">E_Yehoash_Esther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7">דג סקרן שט בים מאוכזב ולפתע מצא חברה</text:p>
          </table:table-cell>
          <table:table-cell table:style-name="Table6.B1" office:value-type="string">
            <text:p text:style-name="P1"/>
          </table:table-cell>
          <table:table-cell table:style-name="Table6.C1" office:value-type="string">
            <text:p text:style-name="P6">Nachlaot <text:span text:style-name="T17">(24 pt)</text:span></text:p>
          </table:table-cell>
        </table:table-row>
        <table:table-row table:style-name="Table6.1">
          <table:table-cell table:style-name="Table6.A2" office:value-type="string">
            <text:p text:style-name="P72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Ktav-Yad CLM</text:p>
          </table:table-cell>
        </table:table-row>
        <table:table-row table:style-name="Table6.1">
          <table:table-cell table:style-name="Table6.A2" office:value-type="string">
            <text:p text:style-name="P76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3">Ellinoa CLM (Italics)</text:p>
          </table:table-cell>
        </table:table-row>
        <table:table-row table:style-name="Table6.1">
          <table:table-cell table:style-name="Table6.A2" office:value-type="string">
            <text:p text:style-name="P60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Refoyl </text:p>
          </table:table-cell>
        </table:table-row>
        <table:table-row table:style-name="Table6.1">
          <table:table-cell table:style-name="Table6.A2" office:value-type="string">
            <text:p text:style-name="P59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Anka CLM</text:p>
          </table:table-cell>
        </table:table-row>
        <table:table-row table:style-name="Table6.1">
          <table:table-cell table:style-name="Table6.A2" office:value-type="string">
            <text:p text:style-name="P104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20">Solitreo (18 pt)</text:p>
          </table:table-cell>
        </table:table-row>
      </table:table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Samaritan </text:p>
            <text:p text:style-name="P31"><text:span text:style-name="T10">and ancient </text:span><text:span text:style-name="T11">Semitic</text:span><text:span text:style-name="T10"> scripts</text:span></text:p>
          </table:table-cell>
          <table:table-cell table:style-name="Table2.B1" office:value-type="string">
            <text:p text:style-name="P86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6">Hebrew Square Samaritan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8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Cryptic A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10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6 <text:span text:style-name="T26">(18pt)</text:span>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8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7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8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8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10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503 (Typeface, 18pt)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20">Nesher Gadol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20">Nesher Katon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103">שפן אכל <text:span text:style-name="T25">קצ</text:span>ת גזר בטעם <text:span text:style-name="T25">ח</text:span>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2Q5 (TwoQ5)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90">שפן אכל קצת גזר ב<text:span text:style-name="T25">טעם</text:span>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101 (Untitled2)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9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Qumran <text:s/><text:span text:style-name="T9">(11pt)</text:span></text:p>
          </table:table-cell>
        </table:table-row>
        <table:table-row table:style-name="Table2.1"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7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Siloam 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8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Lakhish</text:p>
          </table:table-cell>
        </table:table-row>
        <table:table-row table:style-name="Table2.1"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8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Gezer 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8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Mesha</text:p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8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Imperial Yeb </text:p>
          </table:table-cell>
        </table:table-row>
        <table:table-row table:style-name="Table2.1">
          <table:table-cell table:style-name="Table2.A2" office:value-type="string">
            <text:p text:style-name="P38"/>
          </table:table-cell>
          <table:table-cell table:style-name="Table2.B2" office:value-type="string">
            <text:p text:style-name="P8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Early Bar-Raqib</text:p>
          </table:table-cell>
        </table:table-row>
        <table:table-row table:style-name="Table2.1">
          <table:table-cell table:style-name="Table2.A2" office:value-type="string">
            <text:p text:style-name="P39"/>
          </table:table-cell>
          <table:table-cell table:style-name="Table2.B2" office:value-type="string">
            <text:p text:style-name="P8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VIIBCE </text:p>
          </table:table-cell>
        </table:table-row>
        <table:table-row table:style-name="Table2.1">
          <table:table-cell table:style-name="Table2.A2" office:value-type="string">
            <text:p text:style-name="P40"/>
          </table:table-cell>
          <table:table-cell table:style-name="Table2.B2" office:value-type="string">
            <text:p text:style-name="P7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hoenician Ahiram</text:p>
          </table:table-cell>
        </table:table-row>
        <table:table-row table:style-name="Table2.1"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7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roto Canaanite <text:span text:style-name="T9">12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6-12T15:29:20.835000000</meta:creation-date>
    <dc:date>2023-07-30T19:03:15.741000000</dc:date>
    <meta:editing-duration>PT1H33M42S</meta:editing-duration>
    <meta:editing-cycles>23</meta:editing-cycles>
    <meta:generator>LibreOffice/7.5.5.2$Windows_X86_64 LibreOffice_project/ca8fe7424262805f223b9a2334bc7181abbcbf5e</meta:generator>
    <meta:print-date>2016-04-08T14:03:36.672000000</meta:print-date>
    <meta:document-statistic meta:table-count="7" meta:image-count="0" meta:object-count="0" meta:page-count="3" meta:paragraph-count="142" meta:word-count="703" meta:character-count="3389" meta:non-whitespace-character-count="2809"/>
  </office:meta>
</office:document-meta>
</file>